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A00000258BC4C4C08.png" manifest:media-type="image/png"/>
  <manifest:file-entry manifest:full-path="Pictures/10000001000000FA000000637404B9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cm" fo:min-width="4.3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cm" fo:min-width="5.1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5.25cm" loext:decorative="false"/>
    </style:style>
    <style:style style:name="gr9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47cm" loext:decorative="false"/>
      <style:paragraph-properties style:writing-mode="lr-tb"/>
    </style:style>
    <style:style style:name="gr11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2cm" fo:min-width="4.6cm" loext:decorative="false"/>
    </style:style>
    <style:style style:name="gr1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4cm" fo:min-width="1.1cm" loext:decorative="false"/>
    </style:style>
    <style:style style:name="gr13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5cm" fo:min-width="7.75cm" loext:decorative="false"/>
    </style:style>
    <style:style style:name="gr14" style:family="graphic" style:parent-style-name="objectwithoutfill">
      <style:graphic-properties svg:stroke-color="#7f00fe" draw:fill="none" draw:textarea-vertical-align="middle" loext:decorative="false"/>
    </style:style>
    <style:style style:name="gr15" style:family="graphic" style:parent-style-name="objectwithoutfill">
      <style:graphic-properties svg:stroke-color="#069a2e" draw:fill="none" draw:textarea-vertical-align="middle" loext:decorative="false"/>
    </style:style>
    <style:style style:name="gr16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color="#2a6099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158cm" svg:height="19.667cm" svg:x="1.75cm" svg:y="1.75cm">
          <draw:image xlink:href="Pictures/100000010000022A00000258BC4C4C08.png" xlink:type="simple" xlink:show="embed" xlink:actuate="onLoad" draw:mime-type="image/png">
            <text:p/>
          </draw:image>
        </draw:frame>
        <draw:frame draw:style-name="gr2" draw:text-style-name="P2" draw:layer="layout" svg:width="5.281cm" svg:height="0.725cm" svg:x="1.5cm" svg:y="1cm">
          <draw:text-box>
            <text:p><text:span text:style-name="T1">dc-redis-single.yml</text:span></text:p>
          </draw:text-box>
        </draw:frame>
        <draw:custom-shape draw:style-name="gr3" draw:text-style-name="P3" draw:layer="layout" svg:width="4.85cm" svg:height="1.25cm" svg:x="2.7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6cm" svg:height="1.25cm" svg:x="2.75cm" svg:y="7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25cm" svg:height="2.618cm" svg:x="12.5cm" svg:y="10.632cm">
          <draw:image xlink:href="Pictures/10000001000000FA000000637404B95F.png" xlink:type="simple" xlink:show="embed" xlink:actuate="onLoad" draw:mime-type="image/png">
            <text:p/>
          </draw:image>
        </draw:frame>
        <draw:line draw:style-name="gr6" draw:text-style-name="P3" draw:layer="layout" svg:x1="10.25cm" svg:y1="12.5cm" svg:x2="13.5cm" svg:y2="11cm">
          <text:p/>
        </draw:line>
        <draw:line draw:style-name="gr6" draw:text-style-name="P3" draw:layer="layout" svg:x1="10.75cm" svg:y1="14cm" svg:x2="13.5cm" svg:y2="12cm">
          <text:p/>
        </draw:line>
        <draw:frame draw:style-name="gr7" draw:text-style-name="P2" draw:layer="layout" svg:width="1.75cm" svg:height="0.725cm" svg:x="14.25cm" svg:y="10cm">
          <draw:text-box>
            <text:p><text:span text:style-name="T1">.env</text:span></text:p>
          </draw:text-box>
        </draw:frame>
        <draw:line draw:style-name="gr6" draw:text-style-name="P3" draw:layer="layout" svg:x1="10.25cm" svg:y1="13.25cm" svg:x2="13.5cm" svg:y2="11.5cm">
          <text:p/>
        </draw:line>
        <draw:line draw:style-name="gr6" draw:text-style-name="P3" draw:layer="layout" svg:x1="11.5cm" svg:y1="14.25cm" svg:x2="13.5cm" svg:y2="12.5cm">
          <text:p/>
        </draw:line>
        <draw:custom-shape draw:style-name="gr8" draw:text-style-name="P3" draw:layer="layout" svg:width="5.75cm" svg:height="0.5cm" svg:x="2.85cm" svg:y="3.1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6.1cm" svg:y1="3.15cm" svg:x2="7.35cm" svg:y2="2.4cm">
          <text:p/>
        </draw:line>
        <draw:frame draw:style-name="gr10" draw:text-style-name="P4" draw:layer="layout" svg:width="4.947cm" svg:height="0.725cm" svg:x="7.35cm" svg:y="2cm">
          <draw:text-box>
            <text:p><text:span text:style-name="T2">Name of the container</text:span></text:p>
          </draw:text-box>
        </draw:frame>
        <draw:custom-shape draw:style-name="gr11" draw:text-style-name="P3" draw:layer="layout" svg:width="5.1cm" svg:height="2.25cm" svg:x="1.75cm" svg:y="19.1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75cm" svg:y1="15.25cm" svg:x2="14cm" svg:y2="13.25cm">
          <text:p/>
        </draw:line>
        <draw:custom-shape draw:style-name="gr12" draw:text-style-name="P3" draw:layer="layout" svg:width="1.6cm" svg:height="0.65cm" svg:x="2.25cm" svg:y="2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25cm" svg:height="0.75cm" svg:x="3.35cm" svg:y="14.9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.25cm" svg:y1="8.25cm" svg:x2="1.25cm" svg:y2="20.25cm">
          <text:p/>
        </draw:line>
        <draw:line draw:style-name="gr14" draw:text-style-name="P3" draw:layer="layout" svg:x1="2.75cm" svg:y1="8.25cm" svg:x2="1.25cm" svg:y2="8.25cm">
          <text:p/>
        </draw:line>
        <draw:line draw:style-name="gr14" draw:text-style-name="P3" draw:layer="layout" svg:x1="2.75cm" svg:y1="17cm" svg:x2="1.25cm" svg:y2="17cm">
          <text:p/>
        </draw:line>
        <draw:line draw:style-name="gr14" draw:text-style-name="P3" draw:layer="layout" svg:x1="1.75cm" svg:y1="20.25cm" svg:x2="1.25cm" svg:y2="20.25cm">
          <text:p/>
        </draw:line>
        <draw:line draw:style-name="gr15" draw:text-style-name="P3" draw:layer="layout" svg:x1="1.75cm" svg:y1="2.75cm" svg:x2="1.75cm" svg:y2="15.25cm">
          <text:p/>
        </draw:line>
        <draw:line draw:style-name="gr15" draw:text-style-name="P3" draw:layer="layout" svg:x1="2.25cm" svg:y1="2.75cm" svg:x2="1.75cm" svg:y2="2.75cm">
          <text:p/>
        </draw:line>
        <draw:line draw:style-name="gr15" draw:text-style-name="P3" draw:layer="layout" svg:x1="3.25cm" svg:y1="15.25cm" svg:x2="1.75cm" svg:y2="15.25cm">
          <text:p/>
        </draw:line>
        <draw:custom-shape draw:style-name="gr16" draw:text-style-name="P3" draw:layer="layout" svg:width="4.25cm" svg:height="0.5cm" svg:x="13.5cm" svg:y="12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5-07-06T17:26:31.240000000</dc:date>
    <meta:editing-duration>PT1H57M11S</meta:editing-duration>
    <meta:editing-cycles>13</meta:editing-cycles>
    <meta:generator>LibreOffice/24.2.3.2$Windows_X86_64 LibreOffice_project/433d9c2ded56988e8a90e6b2e771ee4e6a5ab2ba</meta:generator>
    <meta:document-statistic meta:object-count="25"/>
  </office:meta>
</office:document-meta>
</file>